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28.6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8.28mm"/>
    </style:style>
    <style:style style:name="co7" style:family="table-column">
      <style:table-column-properties fo:break-before="auto" style:column-width="40.83mm"/>
    </style:style>
    <style:style style:name="co8" style:family="table-column">
      <style:table-column-properties fo:break-before="auto" style:column-width="50.09mm"/>
    </style:style>
    <style:style style:name="co9" style:family="table-column">
      <style:table-column-properties fo:break-before="auto" style:column-width="38.17mm"/>
    </style:style>
    <style:style style:name="co10" style:family="table-column">
      <style:table-column-properties fo:break-before="auto" style:column-width="3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fo:border="1.25pt solid #000000"/>
    </style:style>
    <style:style style:name="ce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9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10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1" style:family="table-cell" style:parent-style-name="Default" style:data-style-name="N2"/>
    <style:style style:name="ce2" style:family="table-cell" style:parent-style-name="Default" style:data-style-name="N41"/>
    <style:style style:name="ce3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ffic Flow Read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6"/>
        <table:table-column table:style-name="co5" table:default-cell-style-name="ce6"/>
        <table:table-column table:style-name="co6" table:default-cell-style-name="ce9"/>
        <table:table-column table:style-name="co7" table:default-cell-style-name="ce9"/>
        <table:table-column table:style-name="co5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Traffic Survey </text:p>
          </table:table-cell>
          <table:table-cell table:style-name="Default" office:value-type="string" calcext:value-type="string">
            <text:p>Diggle</text:p>
          </table:table-cell>
          <table:table-cell table:style-name="ce2" office:value-type="string" calcext:value-type="string">
            <text:p>Time : 13:00</text:p>
          </table:table-cell>
          <table:table-cell table:style-name="ce3" office:value-type="string" calcext:value-type="string">
            <text:p>Date Recorded : 09/02/2019</text:p>
          </table:table-cell>
          <table:table-cell office:value-type="string" calcext:value-type="string">
            <text:p>1 hr</text:p>
          </table:table-cell>
          <table:table-cell office:value-type="string" calcext:value-type="string">
            <text:p>File name : 2019-jan-18-1-5.avi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4" office:value-type="string" calcext:value-type="string">
            <text:p>Mins</text:p>
          </table:table-cell>
          <table:table-cell table:style-name="ce4" office:value-type="string" calcext:value-type="string">
            <text:p>Secs</text:p>
          </table:table-cell>
          <table:table-cell table:style-name="ce4" office:value-type="string" calcext:value-type="string">
            <text:p>Time Count Recorded (Decimal Mins)</text:p>
          </table:table-cell>
          <table:table-cell table:style-name="ce4" office:value-type="string" calcext:value-type="string">
            <text:p>Number of Traffic</text:p>
          </table:table-cell>
          <table:table-cell table:style-name="ce4"/>
          <table:table-cell table:style-name="ce4" office:value-type="string" calcext:value-type="string">
            <text:p>Vehicles per hour per ten Vehicles</text:p>
          </table:table-cell>
          <table:table-cell table:style-name="ce4" office:value-type="string" calcext:value-type="string">
            <text:p>Cumulative Average VPH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8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formula="of:=[.A5]+([.B5]/60)" office:value-type="float" office:value="1.26666666666667" calcext:value-type="float">
            <text:p>1.2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D5]-[.D4])*60/([.C5]-[.C4])" office:value-type="float" office:value="473.684210526316" calcext:value-type="float">
            <text:p>473.68</text:p>
          </table:table-cell>
          <table:table-cell table:formula="of:=[.F5]" office:value-type="float" office:value="473.684210526316" calcext:value-type="float">
            <text:p>473.68</text:p>
          </table:table-cell>
          <table:table-cell table:number-columns-repeated="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55" calcext:value-type="float">
            <text:p>55</text:p>
          </table:table-cell>
          <table:table-cell table:formula="of:=[.A6]+([.B6]/60)" office:value-type="float" office:value="2.91666666666667" calcext:value-type="float">
            <text:p>2.9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D6]-[.D5])*60/([.C6]-[.C5])" office:value-type="float" office:value="363.636363636364" calcext:value-type="float">
            <text:p>363.64</text:p>
          </table:table-cell>
          <table:table-cell table:formula="of:=AVERAGE([.F$5:.$F6])" office:value-type="float" office:value="418.66028708134" calcext:value-type="float">
            <text:p>418.66</text:p>
          </table:table-cell>
          <table:table-cell table:number-columns-repeated="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formula="of:=[.A7]+([.B7]/60)" office:value-type="float" office:value="5.05" calcext:value-type="float">
            <text:p>5.0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D7]-[.D6])*60/([.C7]-[.C6])" office:value-type="float" office:value="281.25" calcext:value-type="float">
            <text:p>281.25</text:p>
          </table:table-cell>
          <table:table-cell table:formula="of:=AVERAGE([.F$5:.$F7])" office:value-type="float" office:value="372.856858054226" calcext:value-type="float">
            <text:p>372.86</text:p>
          </table:table-cell>
          <table:table-cell table:number-columns-repeated="2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19" calcext:value-type="float">
            <text:p>19</text:p>
          </table:table-cell>
          <table:table-cell table:formula="of:=[.A8]+([.B8]/60)" office:value-type="float" office:value="6.31666666666667" calcext:value-type="float">
            <text:p>6.3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D8]-[.D7])*60/([.C8]-[.C7])" office:value-type="float" office:value="473.684210526316" calcext:value-type="float">
            <text:p>473.68</text:p>
          </table:table-cell>
          <table:table-cell table:formula="of:=AVERAGE([.F$5:.$F8])" office:value-type="float" office:value="398.063696172249" calcext:value-type="float">
            <text:p>398.06</text:p>
          </table:table-cell>
          <table:table-cell table:number-columns-repeated="2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float" office:value="16" calcext:value-type="float">
            <text:p>16</text:p>
          </table:table-cell>
          <table:table-cell table:formula="of:=[.A9]+([.B9]/60)" office:value-type="float" office:value="7.26666666666667" calcext:value-type="float">
            <text:p>7.2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D9]-[.D8])*60/([.C9]-[.C8])" office:value-type="float" office:value="631.578947368421" calcext:value-type="float">
            <text:p>631.58</text:p>
          </table:table-cell>
          <table:table-cell table:formula="of:=AVERAGE([.F$5:.$F9])" office:value-type="float" office:value="444.766746411483" calcext:value-type="float">
            <text:p>444.77</text:p>
          </table:table-cell>
          <table:table-cell table:number-columns-repeated="2"/>
        </table:table-row>
        <table:table-row table:style-name="ro1">
          <table:table-cell table:number-columns-repeated="2" table:style-name="ce6" office:value-type="float" office:value="8" calcext:value-type="float">
            <text:p>8</text:p>
          </table:table-cell>
          <table:table-cell table:formula="of:=[.A10]+([.B10]/60)" office:value-type="float" office:value="8.13333333333333" calcext:value-type="float">
            <text:p>8.13</text:p>
          </table:table-cell>
          <table:table-cell office:value-type="float" office:value="60" calcext:value-type="float">
            <text:p>60</text:p>
          </table:table-cell>
          <table:table-cell/>
          <table:table-cell table:formula="of:=([.D10]-[.D9])*60/([.C10]-[.C9])" office:value-type="float" office:value="692.307692307693" calcext:value-type="float">
            <text:p>692.31</text:p>
          </table:table-cell>
          <table:table-cell table:formula="of:=AVERAGE([.F$5:.$F10])" office:value-type="float" office:value="486.023570727518" calcext:value-type="float">
            <text:p>486.02</text:p>
          </table:table-cell>
          <table:table-cell table:number-columns-repeated="2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formula="of:=[.A11]+([.B11]/60)" office:value-type="float" office:value="9.16666666666667" calcext:value-type="float">
            <text:p>9.17</text:p>
          </table:table-cell>
          <table:table-cell office:value-type="float" office:value="70" calcext:value-type="float">
            <text:p>70</text:p>
          </table:table-cell>
          <table:table-cell/>
          <table:table-cell table:formula="of:=([.D11]-[.D10])*60/([.C11]-[.C10])" office:value-type="float" office:value="580.645161290323" calcext:value-type="float">
            <text:p>580.65</text:p>
          </table:table-cell>
          <table:table-cell table:formula="of:=AVERAGE([.F$5:.$F11])" office:value-type="float" office:value="499.540940807919" calcext:value-type="float">
            <text:p>499.54</text:p>
          </table:table-cell>
          <table:table-cell table:number-columns-repeated="2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39" calcext:value-type="float">
            <text:p>39</text:p>
          </table:table-cell>
          <table:table-cell table:formula="of:=[.A12]+([.B12]/60)" office:value-type="float" office:value="10.65" calcext:value-type="float">
            <text:p>10.6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([.D12]-[.D11])*60/([.C12]-[.C11])" office:value-type="float" office:value="404.494382022472" calcext:value-type="float">
            <text:p>404.49</text:p>
          </table:table-cell>
          <table:table-cell table:formula="of:=AVERAGE([.F$5:.$F12])" office:value-type="float" office:value="487.660120959738" calcext:value-type="float">
            <text:p>487.66</text:p>
          </table:table-cell>
          <table:table-cell table:number-columns-repeated="2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float" office:value="35" calcext:value-type="float">
            <text:p>35</text:p>
          </table:table-cell>
          <table:table-cell table:formula="of:=[.A13]+([.B13]/60)" office:value-type="float" office:value="11.5833333333333" calcext:value-type="float">
            <text:p>11.58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13]-[.D12])*60/([.C13]-[.C12])" office:value-type="float" office:value="642.857142857143" calcext:value-type="float">
            <text:p>642.86</text:p>
          </table:table-cell>
          <table:table-cell table:formula="of:=AVERAGE([.F$5:.$F13])" office:value-type="float" office:value="504.904234503894" calcext:value-type="float">
            <text:p>504.90</text:p>
          </table:table-cell>
          <table:table-cell table:number-columns-repeated="2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40" calcext:value-type="float">
            <text:p>40</text:p>
          </table:table-cell>
          <table:table-cell table:formula="of:=[.A14]+([.B14]/60)" office:value-type="float" office:value="12.6666666666667" calcext:value-type="float">
            <text:p>12.6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D14]-[.D13])*60/([.C14]-[.C13])" office:value-type="float" office:value="553.846153846154" calcext:value-type="float">
            <text:p>553.85</text:p>
          </table:table-cell>
          <table:table-cell table:formula="of:=AVERAGE([.F$5:.$F14])" office:value-type="float" office:value="509.79842643812" calcext:value-type="float">
            <text:p>509.80</text:p>
          </table:table-cell>
          <table:table-cell table:number-columns-repeated="2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float" office:value="44" calcext:value-type="float">
            <text:p>44</text:p>
          </table:table-cell>
          <table:table-cell table:formula="of:=[.A15]+([.B15]/60)" office:value-type="float" office:value="14.7333333333333" calcext:value-type="float">
            <text:p>14.73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([.D15]-[.D14])*60/([.C15]-[.C14])" office:value-type="float" office:value="290.322580645161" calcext:value-type="float">
            <text:p>290.32</text:p>
          </table:table-cell>
          <table:table-cell table:formula="of:=AVERAGE([.F$5:.$F15])" office:value-type="float" office:value="489.846076820578" calcext:value-type="float">
            <text:p>489.85</text:p>
          </table:table-cell>
          <table:table-cell table:number-columns-repeated="2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float" office:value="22" calcext:value-type="float">
            <text:p>22</text:p>
          </table:table-cell>
          <table:table-cell table:formula="of:=[.A16]+([.B16]/60)" office:value-type="float" office:value="18.3666666666667" calcext:value-type="float">
            <text:p>18.37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([.D16]-[.D15])*60/([.C16]-[.C15])" office:value-type="float" office:value="165.137614678899" calcext:value-type="float">
            <text:p>165.14</text:p>
          </table:table-cell>
          <table:table-cell table:formula="of:=AVERAGE([.F$5:.$F16])" office:value-type="float" office:value="462.787038308772" calcext:value-type="float">
            <text:p>462.79</text:p>
          </table:table-cell>
          <table:table-cell table:number-columns-repeated="2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float" office:value="43" calcext:value-type="float">
            <text:p>43</text:p>
          </table:table-cell>
          <table:table-cell table:formula="of:=[.A17]+([.B17]/60)" office:value-type="float" office:value="19.7166666666667" calcext:value-type="float">
            <text:p>19.72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([.D17]-[.D16])*60/([.C17]-[.C16])" office:value-type="float" office:value="444.444444444445" calcext:value-type="float">
            <text:p>444.44</text:p>
          </table:table-cell>
          <table:table-cell table:formula="of:=AVERAGE([.F$5:.$F17])" office:value-type="float" office:value="461.376069549977" calcext:value-type="float">
            <text:p>461.38</text:p>
          </table:table-cell>
          <table:table-cell table:number-columns-repeated="2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float" office:value="24" calcext:value-type="float">
            <text:p>24</text:p>
          </table:table-cell>
          <table:table-cell table:formula="of:=[.A18]+([.B18]/60)" office:value-type="float" office:value="21.4" calcext:value-type="float">
            <text:p>21.4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([.D18]-[.D17])*60/([.C18]-[.C17])" office:value-type="float" office:value="356.435643564356" calcext:value-type="float">
            <text:p>356.44</text:p>
          </table:table-cell>
          <table:table-cell table:formula="of:=AVERAGE([.F$5:.$F18])" office:value-type="float" office:value="453.880324836719" calcext:value-type="float">
            <text:p>453.88</text:p>
          </table:table-cell>
          <table:table-cell table:number-columns-repeated="2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  <table:table-cell table:formula="of:=[.A19]+([.B19]/60)" office:value-type="float" office:value="22.95" calcext:value-type="float">
            <text:p>22.95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([.D19]-[.D18])*60/([.C19]-[.C18])" office:value-type="float" office:value="387.096774193548" calcext:value-type="float">
            <text:p>387.10</text:p>
          </table:table-cell>
          <table:table-cell table:formula="of:=AVERAGE([.F$5:.$F19])" office:value-type="float" office:value="449.428088127174" calcext:value-type="float">
            <text:p>449.43</text:p>
          </table:table-cell>
          <table:table-cell table:number-columns-repeated="2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40" calcext:value-type="float">
            <text:p>40</text:p>
          </table:table-cell>
          <table:table-cell table:formula="of:=[.A20]+([.B20]/60)" office:value-type="float" office:value="24.6666666666667" calcext:value-type="float">
            <text:p>24.67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([.D20]-[.D19])*60/([.C20]-[.C19])" office:value-type="float" office:value="349.514563106796" calcext:value-type="float">
            <text:p>349.51</text:p>
          </table:table-cell>
          <table:table-cell table:formula="of:=AVERAGE([.F$5:.$F20])" office:value-type="float" office:value="443.1834928134" calcext:value-type="float">
            <text:p>443.18</text:p>
          </table:table-cell>
          <table:table-cell table:number-columns-repeated="2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float" office:value="23" calcext:value-type="float">
            <text:p>23</text:p>
          </table:table-cell>
          <table:table-cell table:formula="of:=[.A21]+([.B21]/60)" office:value-type="float" office:value="26.3833333333333" calcext:value-type="float">
            <text:p>26.38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([.D21]-[.D20])*60/([.C21]-[.C20])" office:value-type="float" office:value="349.514563106796" calcext:value-type="float">
            <text:p>349.51</text:p>
          </table:table-cell>
          <table:table-cell table:formula="of:=AVERAGE([.F$5:.$F21])" office:value-type="float" office:value="437.673555771835" calcext:value-type="float">
            <text:p>437.67</text:p>
          </table:table-cell>
          <table:table-cell table:number-columns-repeated="2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float" office:value="48" calcext:value-type="float">
            <text:p>48</text:p>
          </table:table-cell>
          <table:table-cell table:formula="of:=[.A22]+([.B22]/60)" office:value-type="float" office:value="27.8" calcext:value-type="float">
            <text:p>27.8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2]-[.D21])*60/([.C22]-[.C21])" office:value-type="float" office:value="423.529411764706" calcext:value-type="float">
            <text:p>423.53</text:p>
          </table:table-cell>
          <table:table-cell table:formula="of:=AVERAGE([.F$5:.$F22])" office:value-type="float" office:value="436.887769993662" calcext:value-type="float">
            <text:p>436.89</text:p>
          </table:table-cell>
          <table:table-cell table:number-columns-repeated="2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float" office:value="1" calcext:value-type="float">
            <text:p>1</text:p>
          </table:table-cell>
          <table:table-cell table:formula="of:=[.A23]+([.B23]/60)" office:value-type="float" office:value="29.0166666666667" calcext:value-type="float">
            <text:p>29.02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([.D23]-[.D22])*60/([.C23]-[.C22])" office:value-type="float" office:value="493.150684931508" calcext:value-type="float">
            <text:p>493.15</text:p>
          </table:table-cell>
          <table:table-cell table:formula="of:=AVERAGE([.F$5:.$F23])" office:value-type="float" office:value="439.848976043022" calcext:value-type="float">
            <text:p>439.85</text:p>
          </table:table-cell>
          <table:table-cell table:number-columns-repeated="2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34" calcext:value-type="float">
            <text:p>34</text:p>
          </table:table-cell>
          <table:table-cell table:formula="of:=[.A24]+([.B24]/60)" office:value-type="float" office:value="30.5666666666667" calcext:value-type="float">
            <text:p>30.5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([.D24]-[.D23])*60/([.C24]-[.C23])" office:value-type="float" office:value="387.096774193548" calcext:value-type="float">
            <text:p>387.10</text:p>
          </table:table-cell>
          <table:table-cell table:formula="of:=AVERAGE([.F$5:.$F24])" office:value-type="float" office:value="437.211365950548" calcext:value-type="float">
            <text:p>437.21</text:p>
          </table:table-cell>
          <table:table-cell table:number-columns-repeated="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7" calcext:value-type="float">
            <text:p>7</text:p>
          </table:table-cell>
          <table:table-cell table:formula="of:=[.A25]+([.B25]/60)" office:value-type="float" office:value="32.1166666666667" calcext:value-type="float">
            <text:p>32.12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([.D25]-[.D24])*60/([.C25]-[.C24])" office:value-type="float" office:value="387.096774193548" calcext:value-type="float">
            <text:p>387.10</text:p>
          </table:table-cell>
          <table:table-cell table:formula="of:=AVERAGE([.F$5:.$F25])" office:value-type="float" office:value="434.824956819262" calcext:value-type="float">
            <text:p>434.82</text:p>
          </table:table-cell>
          <table:table-cell table:number-columns-repeated="2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50" calcext:value-type="float">
            <text:p>50</text:p>
          </table:table-cell>
          <table:table-cell table:formula="of:=[.A26]+([.B26]/60)" office:value-type="float" office:value="33.8333333333333" calcext:value-type="float">
            <text:p>33.83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([.D26]-[.D25])*60/([.C26]-[.C25])" office:value-type="float" office:value="349.514563106796" calcext:value-type="float">
            <text:p>349.51</text:p>
          </table:table-cell>
          <table:table-cell table:formula="of:=AVERAGE([.F$5:.$F26])" office:value-type="float" office:value="430.947211650514" calcext:value-type="float">
            <text:p>430.95</text:p>
          </table:table-cell>
          <table:table-cell table:number-columns-repeated="2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6" office:value-type="float" office:value="39" calcext:value-type="float">
            <text:p>39</text:p>
          </table:table-cell>
          <table:table-cell table:formula="of:=[.A27]+([.B27]/60)" office:value-type="float" office:value="34.65" calcext:value-type="float">
            <text:p>34.65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([.D27]-[.D26])*60/([.C27]-[.C26])" office:value-type="float" office:value="734.693877551024" calcext:value-type="float">
            <text:p>734.69</text:p>
          </table:table-cell>
          <table:table-cell table:formula="of:=AVERAGE([.F$5:.$F27])" office:value-type="float" office:value="444.153588428797" calcext:value-type="float">
            <text:p>444.15</text:p>
          </table:table-cell>
          <table:table-cell table:number-columns-repeated="2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58" calcext:value-type="float">
            <text:p>58</text:p>
          </table:table-cell>
          <table:table-cell table:formula="of:=[.A28]+([.B28]/60)" office:value-type="float" office:value="36.9666666666667" calcext:value-type="float">
            <text:p>36.97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([.D28]-[.D27])*60/([.C28]-[.C27])" office:value-type="float" office:value="258.992805755395" calcext:value-type="float">
            <text:p>258.99</text:p>
          </table:table-cell>
          <table:table-cell table:formula="of:=AVERAGE([.F$5:.$F28])" office:value-type="float" office:value="436.438555817405" calcext:value-type="float">
            <text:p>436.44</text:p>
          </table:table-cell>
          <table:table-cell table:number-columns-repeated="2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37" calcext:value-type="float">
            <text:p>37</text:p>
          </table:table-cell>
          <table:table-cell table:formula="of:=[.A29]+([.B29]/60)" office:value-type="float" office:value="39.6166666666667" calcext:value-type="float">
            <text:p>39.62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([.D29]-[.D28])*60/([.C29]-[.C28])" office:value-type="float" office:value="226.415094339623" calcext:value-type="float">
            <text:p>226.42</text:p>
          </table:table-cell>
          <table:table-cell table:formula="of:=AVERAGE([.F$5:.$F29])" office:value-type="float" office:value="428.037617358294" calcext:value-type="float">
            <text:p>428.04</text:p>
          </table:table-cell>
          <table:table-cell table:number-columns-repeated="2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27" calcext:value-type="float">
            <text:p>27</text:p>
          </table:table-cell>
          <table:table-cell table:formula="of:=[.A30]+([.B30]/60)" office:value-type="float" office:value="41.45" calcext:value-type="float">
            <text:p>41.45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([.D30]-[.D29])*60/([.C30]-[.C29])" office:value-type="float" office:value="327.272727272727" calcext:value-type="float">
            <text:p>327.27</text:p>
          </table:table-cell>
          <table:table-cell table:formula="of:=AVERAGE([.F$5:.$F30])" office:value-type="float" office:value="424.162044662695" calcext:value-type="float">
            <text:p>424.16</text:p>
          </table:table-cell>
          <table:table-cell table:number-columns-repeated="2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office:value-type="float" office:value="17" calcext:value-type="float">
            <text:p>17</text:p>
          </table:table-cell>
          <table:table-cell table:formula="of:=[.A31]+([.B31]/60)" office:value-type="float" office:value="43.2833333333333" calcext:value-type="float">
            <text:p>43.28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([.D31]-[.D30])*60/([.C31]-[.C30])" office:value-type="float" office:value="327.272727272728" calcext:value-type="float">
            <text:p>327.27</text:p>
          </table:table-cell>
          <table:table-cell table:formula="of:=AVERAGE([.F$5:.$F31])" office:value-type="float" office:value="420.57355142603" calcext:value-type="float">
            <text:p>420.57</text:p>
          </table:table-cell>
          <table:table-cell table:number-columns-repeated="2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6" office:value-type="float" office:value="43" calcext:value-type="float">
            <text:p>43</text:p>
          </table:table-cell>
          <table:table-cell table:formula="of:=[.A32]+([.B32]/60)" office:value-type="float" office:value="44.7166666666667" calcext:value-type="float">
            <text:p>44.72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([.D32]-[.D31])*60/([.C32]-[.C31])" office:value-type="float" office:value="418.60465116279" calcext:value-type="float">
            <text:p>418.60</text:p>
          </table:table-cell>
          <table:table-cell table:formula="of:=AVERAGE([.F$5:.$F32])" office:value-type="float" office:value="420.503233559486" calcext:value-type="float">
            <text:p>420.50</text:p>
          </table:table-cell>
          <table:table-cell table:number-columns-repeated="2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6" office:value-type="float" office:value="42" calcext:value-type="float">
            <text:p>42</text:p>
          </table:table-cell>
          <table:table-cell table:formula="of:=[.A33]+([.B33]/60)" office:value-type="float" office:value="47.7" calcext:value-type="float">
            <text:p>47.70</text:p>
          </table:table-cell>
          <table:table-cell office:value-type="float" office:value="290" calcext:value-type="float">
            <text:p>290</text:p>
          </table:table-cell>
          <table:table-cell table:style-name="ce9"/>
          <table:table-cell table:formula="of:=([.D33]-[.D32])*60/([.C33]-[.C32])" office:value-type="float" office:value="201.117318435754" calcext:value-type="float">
            <text:p>201.12</text:p>
          </table:table-cell>
          <table:table-cell table:formula="of:=AVERAGE([.F$5:.$F33])" office:value-type="float" office:value="412.938202003495" calcext:value-type="float">
            <text:p>412.94</text:p>
          </table:table-cell>
          <table:table-cell table:number-columns-repeated="2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43" calcext:value-type="float">
            <text:p>43</text:p>
          </table:table-cell>
          <table:table-cell table:formula="of:=[.A34]+([.B34]/60)" office:value-type="float" office:value="48.7166666666667" calcext:value-type="float">
            <text:p>48.72</text:p>
          </table:table-cell>
          <table:table-cell office:value-type="float" office:value="300" calcext:value-type="float">
            <text:p>300</text:p>
          </table:table-cell>
          <table:table-cell table:style-name="ce9"/>
          <table:table-cell table:formula="of:=([.D34]-[.D33])*60/([.C34]-[.C33])" office:value-type="float" office:value="590.16393442623" calcext:value-type="float">
            <text:p>590.16</text:p>
          </table:table-cell>
          <table:table-cell table:formula="of:=AVERAGE([.F$5:.$F34])" office:value-type="float" office:value="418.845726417586" calcext:value-type="float">
            <text:p>418.85</text:p>
          </table:table-cell>
          <table:table-cell table:number-columns-repeated="2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22" calcext:value-type="float">
            <text:p>22</text:p>
          </table:table-cell>
          <table:table-cell table:formula="of:=[.A35]+([.B35]/60)" office:value-type="float" office:value="50.3666666666667" calcext:value-type="float">
            <text:p>50.37</text:p>
          </table:table-cell>
          <table:table-cell office:value-type="float" office:value="310" calcext:value-type="float">
            <text:p>310</text:p>
          </table:table-cell>
          <table:table-cell table:style-name="ce9"/>
          <table:table-cell table:formula="of:=([.D35]-[.D34])*60/([.C35]-[.C34])" office:value-type="float" office:value="363.636363636364" calcext:value-type="float">
            <text:p>363.64</text:p>
          </table:table-cell>
          <table:table-cell table:formula="of:=AVERAGE([.F$5:.$F35])" office:value-type="float" office:value="417.064779231095" calcext:value-type="float">
            <text:p>417.06</text:p>
          </table:table-cell>
          <table:table-cell table:number-columns-repeated="2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6" office:value-type="float" office:value="34" calcext:value-type="float">
            <text:p>34</text:p>
          </table:table-cell>
          <table:table-cell table:formula="of:=[.A36]+([.B36]/60)" office:value-type="float" office:value="51.5666666666667" calcext:value-type="float">
            <text:p>51.57</text:p>
          </table:table-cell>
          <table:table-cell office:value-type="float" office:value="320" calcext:value-type="float">
            <text:p>320</text:p>
          </table:table-cell>
          <table:table-cell table:style-name="ce9"/>
          <table:table-cell table:formula="of:=([.D36]-[.D35])*60/([.C36]-[.C35])" office:value-type="float" office:value="499.999999999999" calcext:value-type="float">
            <text:p>500.00</text:p>
          </table:table-cell>
          <table:table-cell table:formula="of:=AVERAGE([.F$5:.$F36])" office:value-type="float" office:value="419.656504880123" calcext:value-type="float">
            <text:p>419.66</text:p>
          </table:table-cell>
          <table:table-cell table:number-columns-repeated="2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formula="of:=[.A37]+([.B37]/60)" office:value-type="float" office:value="52.8833333333333" calcext:value-type="float">
            <text:p>52.88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([.D37]-[.D36])*60/([.C37]-[.C36])" office:value-type="float" office:value="455.696202531647" calcext:value-type="float">
            <text:p>455.70</text:p>
          </table:table-cell>
          <table:table-cell table:formula="of:=AVERAGE([.F$5:.$F37])" office:value-type="float" office:value="420.748616930169" calcext:value-type="float">
            <text:p>420.75</text:p>
          </table:table-cell>
          <table:table-cell table:number-columns-repeated="2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6" office:value-type="float" office:value="46" calcext:value-type="float">
            <text:p>46</text:p>
          </table:table-cell>
          <table:table-cell table:formula="of:=[.A38]+([.B38]/60)" office:value-type="float" office:value="54.7666666666667" calcext:value-type="float">
            <text:p>54.77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([.D38]-[.D37])*60/([.C38]-[.C37])" office:value-type="float" office:value="318.58407079646" calcext:value-type="float">
            <text:p>318.58</text:p>
          </table:table-cell>
          <table:table-cell table:formula="of:=AVERAGE([.F$5:.$F38])" office:value-type="float" office:value="417.743777338001" calcext:value-type="float">
            <text:p>417.74</text:p>
          </table:table-cell>
          <table:table-cell table:number-columns-repeated="2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6" office:value-type="float" office:value="15" calcext:value-type="float">
            <text:p>15</text:p>
          </table:table-cell>
          <table:table-cell table:formula="of:=[.A39]+([.B39]/60)" office:value-type="float" office:value="56.25" calcext:value-type="float">
            <text:p>56.25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([.D39]-[.D38])*60/([.C39]-[.C38])" office:value-type="float" office:value="404.494382022472" calcext:value-type="float">
            <text:p>404.49</text:p>
          </table:table-cell>
          <table:table-cell table:formula="of:=AVERAGE([.F$5:.$F39])" office:value-type="float" office:value="417.365223186129" calcext:value-type="float">
            <text:p>417.37</text:p>
          </table:table-cell>
          <table:table-cell table:number-columns-repeated="2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6" office:value-type="float" office:value="31" calcext:value-type="float">
            <text:p>31</text:p>
          </table:table-cell>
          <table:table-cell table:formula="of:=[.A40]+([.B40]/60)" office:value-type="float" office:value="57.5166666666667" calcext:value-type="float">
            <text:p>57.52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([.D40]-[.D39])*60/([.C40]-[.C39])" office:value-type="float" office:value="473.684210526316" calcext:value-type="float">
            <text:p>473.68</text:p>
          </table:table-cell>
          <table:table-cell table:formula="of:=AVERAGE([.F$5:.$F40])" office:value-type="float" office:value="418.929639501134" calcext:value-type="float">
            <text:p>418.93</text:p>
          </table:table-cell>
          <table:table-cell table:number-columns-repeated="2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6" office:value-type="float" office:value="4" calcext:value-type="float">
            <text:p>4</text:p>
          </table:table-cell>
          <table:table-cell table:formula="of:=[.A41]+([.B41]/60)" office:value-type="float" office:value="59.0666666666667" calcext:value-type="float">
            <text:p>59.07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([.D41]-[.D40])*60/([.C41]-[.C40])" office:value-type="float" office:value="387.096774193547" calcext:value-type="float">
            <text:p>387.10</text:p>
          </table:table-cell>
          <table:table-cell table:formula="of:=AVERAGE([.F$5:.$F41])" office:value-type="float" office:value="418.069291790118" calcext:value-type="float">
            <text:p>418.07</text:p>
          </table:table-cell>
          <table:table-cell table:number-columns-repeated="2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7"/>
          <table:table-cell table:style-name="ce10" table:formula="of:=[.A42]+([.B42]/60)" office:value-type="float" office:value="60" calcext:value-type="float">
            <text:p>60.00</text:p>
          </table:table-cell>
          <table:table-cell table:style-name="ce7" office:value-type="float" office:value="375" calcext:value-type="float">
            <text:p>375</text:p>
          </table:table-cell>
          <table:table-cell table:style-name="ce10"/>
          <table:table-cell table:style-name="ce10" table:formula="of:=([.D42]-[.D41])*60/([.C42]-[.C41])" office:value-type="float" office:value="321.428571428573" calcext:value-type="float">
            <text:p>321.43</text:p>
          </table:table-cell>
          <table:table-cell table:style-name="ce10" table:formula="of:=AVERAGE([.F$5:.$F42])" office:value-type="float" office:value="415.526114938499" calcext:value-type="float">
            <text:p>415.53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/>
          <table:table-cell table:style-name="Default"/>
          <table:table-cell table:style-name="ce1" table:number-columns-repeated="3"/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1"/>
          <table:table-cell table:style-name="Default"/>
          <table:table-cell table:style-name="ce1" table:number-columns-repeated="2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1"/>
          <table:table-cell table:style-name="Default"/>
          <table:table-cell table:style-name="ce1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ChronTime</text:p>
          </table:table-cell>
          <table:table-cell table:style-name="Default" office:value-type="string" calcext:value-type="string">
            <text:p>Number Minutes</text:p>
          </table:table-cell>
          <table:table-cell table:style-name="Default" office:value-type="string" calcext:value-type="string">
            <text:p>Trafiic Number</text:p>
          </table:table-cell>
          <table:table-cell table:style-name="ce1"/>
          <table:table-cell table:style-name="ce1" office:value-type="string" calcext:value-type="string">
            <text:p>Vehicles per hou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float" office:value="10" calcext:value-type="float">
            <text:p>10</text:p>
          </table:table-cell>
          <table:table-cell table:style-name="ce1" office:value-type="float" office:value="10.5" calcext:value-type="float">
            <text:p>10.50</text:p>
          </table:table-cell>
          <table:table-cell table:style-name="Default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" office:value-type="float" office:value="11" calcext:value-type="float">
            <text:p>11.00</text:p>
          </table:table-cell>
          <table:table-cell table:style-name="Default"/>
          <table:table-cell table:style-name="ce1"/>
          <table:table-cell table:style-name="ce1" table:formula="of:=([.E60]-[.E59])*([.D60]-[.D59]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" office:value-type="float" office:value="12" calcext:value-type="float">
            <text:p>12.00</text:p>
          </table:table-cell>
          <table:table-cell table:style-name="Default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" office:value-type="float" office:value="13" calcext:value-type="float">
            <text:p>13.00</text:p>
          </table:table-cell>
          <table:table-cell table:style-name="Default"/>
          <table:table-cell table:style-name="ce1" table:number-columns-repeated="2"/>
          <table:table-cell table:number-columns-repeated="2"/>
        </table:table-row>
        <table:table-row table:style-name="ro1" table:number-rows-repeated="15">
          <table:table-cell table:number-columns-repeated="2"/>
          <table:table-cell table:style-name="ce1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Default" table:number-columns-repeated="4"/>
          <table:table-cell table:number-columns-repeated="2"/>
        </table:table-row>
      </table:table>
      <table:table table:name="Traffic flow charts" table:style-name="ta1">
        <table:shapes>
          <draw:frame draw:z-index="0" draw:style-name="gr1" draw:text-style-name="P1" svg:width="306.17mm" svg:height="193.1mm" svg:x="8.72mm" svg:y="4.52mm">
            <draw:object draw:notify-on-update-of-ranges="'Traffic Flow Readings'.C4:'Traffic Flow Readings'.C42 'Traffic Flow Readings'.F3:'Traffic Flow Readings'.F3 'Traffic Flow Readings'.F4:'Traffic Flow Readings'.F42 'Traffic Flow Readings'.C4:'Traffic Flow Readings'.C42 'Traffic Flow Readings'.G3:'Traffic Flow Readings'.G3 'Traffic Flow Readings'.G4:'Traffic Flow Readings'.G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7.89mm" svg:height="200.57mm" svg:x="38.51mm" svg:y="221.26mm">
            <draw:object draw:notify-on-update-of-ranges="'Traffic Flow Readings'.F3:'Traffic Flow Readings'.F3 'Traffic Flow Readings'.F5:'Traffic Flow Readings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Traffic Flow Readings'.D22:'Traffic Flow Readings'.D5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 style:data-style-name="N2" text:time-value="15:02:27.150210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23:35.691635252</meta:creation-date>
    <dc:date>2019-02-09T17:07:02.365106881</dc:date>
    <meta:editing-duration>PT2H1M9S</meta:editing-duration>
    <meta:editing-cycles>18</meta:editing-cycles>
    <meta:generator>LibreOffice/6.1.4.2$Linux_X86_64 LibreOffice_project/10$Build-2</meta:generator>
    <meta:document-statistic meta:table-count="2" meta:cell-count="2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80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9cm" svg:height="20.058cm" xlink:href=".." xlink:type="simple" chart:class="chart:line" chart:style-name="ch1">
        <chart:title svg:x="9.764cm" svg:y="0.537cm" chart:style-name="ch2">
          <text:p>Vehicles per Hour - OL3   13:00 9/2/2019</text:p>
        </chart:title>
        <chart:subtitle svg:x="11.298cm" svg:y="1.717cm" chart:style-name="ch3">
          <text:p>10 vehicle interval, for 1 hour.</text:p>
        </chart:subtitle>
        <chart:legend svg:x="8.896cm" svg:y="2.735cm" style:legend-expansion="custom" chartooo:width="7.443cm" chartooo:height="3.944cm" style:legend-expansion-aspect-ratio="1.88717038539554" chart:style-name="ch4"/>
        <chart:plot-area chart:style-name="ch5" table:cell-range-address="'Traffic Flow Readings'.F3:'Traffic Flow Readings'.F3 'Traffic Flow Readings'.F5:'Traffic Flow Readings'.F42" chart:data-source-has-labels="row" svg:x="1.566cm" svg:y="2.801cm" svg:width="25.669cm" svg:height="15.875cm">
          <chartooo:coordinate-region svg:x="2.849cm" svg:y="3.001cm" svg:width="24.199cm" svg:height="15.028cm"/>
          <chart:axis chart:dimension="x" chart:name="primary-x" chart:style-name="ch6">
            <chart:title svg:x="13.245cm" svg:y="19.077cm" chart:style-name="ch7">
              <text:p>Ten cars count </text:p>
            </chart:title>
          </chart:axis>
          <chart:axis chart:dimension="y" chart:name="primary-y" chart:style-name="ch8">
            <chart:title svg:x="0.451cm" svg:y="13.785cm" chart:style-name="ch9">
              <text:p>Vehicles per Hour ( for each 10 car batch)</text:p>
            </chart:title>
            <chart:grid chart:style-name="ch10" chart:class="major"/>
          </chart:axis>
          <chart:series chart:style-name="ch11" chart:values-cell-range-address="'Traffic Flow Readings'.F5:'Traffic Flow Readings'.F42" chart:label-cell-address="'Traffic Flow Readings'.F3:'Traffic Flow Readings'.F3" chart:class="chart:line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3.684210526316">
                <text:p>473.684210526316</text:p>
                <draw:g>
                  <svg:desc>'Traffic Flow Readings'.F5:'Traffic Flow Readings'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3.636363636364">
                <text:p>363.636363636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1.25">
                <text:p>281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3.684210526316">
                <text:p>473.684210526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1.578947368421">
                <text:p>631.5789473684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2.307692307693">
                <text:p>692.307692307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0.645161290323">
                <text:p>580.645161290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4.494382022472">
                <text:p>404.494382022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2.857142857143">
                <text:p>642.8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3.846153846154">
                <text:p>553.846153846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.322580645161">
                <text:p>290.322580645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4.444444444445">
                <text:p>444.4444444444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6.435643564356">
                <text:p>356.4356435643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7.096774193548">
                <text:p>387.0967741935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9.514563106796">
                <text:p>349.514563106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.514563106796">
                <text:p>349.5145631067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3.529411764706">
                <text:p>423.529411764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3.150684931508">
                <text:p>493.1506849315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7.096774193548">
                <text:p>387.096774193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7.096774193548">
                <text:p>387.0967741935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9.514563106796">
                <text:p>349.514563106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4.693877551024">
                <text:p>734.6938775510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8.992805755395">
                <text:p>258.9928057553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6.415094339623">
                <text:p>226.4150943396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7.272727272727">
                <text:p>327.2727272727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7.272727272728">
                <text:p>327.2727272727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8.60465116279">
                <text:p>418.604651162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1.117318435754">
                <text:p>201.1173184357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0.16393442623">
                <text:p>590.163934426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3.636363636364">
                <text:p>363.6363636363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9.999999999999">
                <text:p>499.999999999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5.696202531647">
                <text:p>455.6962025316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8.58407079646">
                <text:p>318.584070796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4.494382022472">
                <text:p>404.4943820224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3.684210526316">
                <text:p>473.6842105263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.096774193547">
                <text:p>387.0967741935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1.428571428573">
                <text:p>321.428571428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maximum="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618cm" svg:height="19.311cm" xlink:href=".." xlink:type="simple" chart:class="chart:scatter" chart:style-name="ch1">
        <chart:title svg:x="13.427cm" svg:y="0.522cm" chart:style-name="ch2">
          <text:p>Vehicles Per Hour</text:p>
        </chart:title>
        <chart:subtitle svg:x="12.315cm" svg:y="1.687cm" chart:style-name="ch3">
          <text:p>Oldham Test Site 13:00   9/2/2019</text:p>
        </chart:subtitle>
        <chart:legend svg:x="10.27cm" svg:y="3.599cm" style:legend-expansion="custom" chartooo:width="7.368cm" chartooo:height="2.328cm" style:legend-expansion-aspect-ratio="3.16494845360825" chart:style-name="ch4"/>
        <chart:plot-area chart:style-name="ch5" table:cell-range-address="'Traffic Flow Readings'.C4:'Traffic Flow Readings'.C42 'Traffic Flow Readings'.F3:'Traffic Flow Readings'.G42" chart:data-source-has-labels="row" svg:x="1.623cm" svg:y="2.756cm" svg:width="28.383cm" svg:height="15.188cm">
          <chartooo:coordinate-region svg:x="2.906cm" svg:y="2.955cm" svg:width="26.676cm" svg:height="14.342cm"/>
          <chart:axis chart:dimension="x" chart:name="primary-x" chart:style-name="ch6">
            <chart:title svg:x="15.016cm" svg:y="18.33cm" chart:style-name="ch7">
              <text:p>Time Mins</text:p>
            </chart:title>
          </chart:axis>
          <chart:axis chart:dimension="y" chart:name="primary-y" chart:style-name="ch8">
            <chart:title svg:x="0.451cm" svg:y="11.704cm" chart:style-name="ch9">
              <text:p>Vehicles per Hour</text:p>
            </chart:title>
            <chart:grid chart:style-name="ch10" chart:class="major"/>
          </chart:axis>
          <chart:series chart:style-name="ch11" chart:values-cell-range-address="'Traffic Flow Readings'.F4:'Traffic Flow Readings'.F42" chart:label-cell-address="'Traffic Flow Readings'.F3:'Traffic Flow Readings'.F3" chart:class="chart:scatter">
            <chart:domain table:cell-range-address="'Traffic Flow Readings'.C4:'Traffic Flow Readings'.C42"/>
            <chart:data-point chart:repeated="39"/>
          </chart:series>
          <chart:series chart:style-name="ch12" chart:values-cell-range-address="'Traffic Flow Readings'.G4:'Traffic Flow Readings'.G42" chart:label-cell-address="'Traffic Flow Readings'.G3:'Traffic Flow Readings'.G3" chart:class="chart:scatter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  <table:table-cell office:value-type="string">
                <text:p>Cumulative Average VPH</text:p>
                <draw:g>
                  <svg:desc>'Traffic Flow Readings'.G3:'Traffic Flow Readings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raffic Flow Readings'.C4:'Traffic Flow Readings'.C42</svg:desc>
                </draw:g>
              </table:table-cell>
              <table:table-cell office:value-type="float" office:value="NaN">
                <text:p>NaN</text:p>
                <draw:g>
                  <svg:desc>'Traffic Flow Readings'.F4:'Traffic Flow Readings'.F42</svg:desc>
                </draw:g>
              </table:table-cell>
              <table:table-cell office:value-type="float" office:value="NaN">
                <text:p>NaN</text:p>
                <draw:g>
                  <svg:desc>'Traffic Flow Readings'.G4:'Traffic Flow Readings'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473.684210526316">
                <text:p>473.684210526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418.66028708134">
                <text:p>418.66028708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5">
                <text:p>5.05</text:p>
              </table:table-cell>
              <table:table-cell office:value-type="float" office:value="281.25">
                <text:p>281.25</text:p>
              </table:table-cell>
              <table:table-cell office:value-type="float" office:value="372.856858054226">
                <text:p>372.856858054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1666666666667">
                <text:p>6.31666666666667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398.063696172249">
                <text:p>398.063696172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6666666666667">
                <text:p>7.26666666666667</text:p>
              </table:table-cell>
              <table:table-cell office:value-type="float" office:value="631.578947368421">
                <text:p>631.578947368421</text:p>
              </table:table-cell>
              <table:table-cell office:value-type="float" office:value="444.766746411483">
                <text:p>444.7667464114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13333333333333">
                <text:p>8.13333333333333</text:p>
              </table:table-cell>
              <table:table-cell office:value-type="float" office:value="692.307692307693">
                <text:p>692.307692307693</text:p>
              </table:table-cell>
              <table:table-cell office:value-type="float" office:value="486.023570727518">
                <text:p>486.023570727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580.645161290323">
                <text:p>580.645161290323</text:p>
              </table:table-cell>
              <table:table-cell office:value-type="float" office:value="499.540940807919">
                <text:p>499.5409408079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65">
                <text:p>10.65</text:p>
              </table:table-cell>
              <table:table-cell office:value-type="float" office:value="404.494382022472">
                <text:p>404.494382022472</text:p>
              </table:table-cell>
              <table:table-cell office:value-type="float" office:value="487.660120959738">
                <text:p>487.660120959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5833333333333">
                <text:p>11.5833333333333</text:p>
              </table:table-cell>
              <table:table-cell office:value-type="float" office:value="642.857142857143">
                <text:p>642.857142857143</text:p>
              </table:table-cell>
              <table:table-cell office:value-type="float" office:value="504.904234503894">
                <text:p>504.904234503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553.846153846154">
                <text:p>553.846153846154</text:p>
              </table:table-cell>
              <table:table-cell office:value-type="float" office:value="509.79842643812">
                <text:p>509.798426438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7333333333333">
                <text:p>14.7333333333333</text:p>
              </table:table-cell>
              <table:table-cell office:value-type="float" office:value="290.322580645161">
                <text:p>290.322580645161</text:p>
              </table:table-cell>
              <table:table-cell office:value-type="float" office:value="489.846076820578">
                <text:p>489.8460768205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3666666666667">
                <text:p>18.3666666666667</text:p>
              </table:table-cell>
              <table:table-cell office:value-type="float" office:value="165.137614678899">
                <text:p>165.137614678899</text:p>
              </table:table-cell>
              <table:table-cell office:value-type="float" office:value="462.787038308772">
                <text:p>462.7870383087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7166666666667">
                <text:p>19.7166666666667</text:p>
              </table:table-cell>
              <table:table-cell office:value-type="float" office:value="444.444444444445">
                <text:p>444.444444444445</text:p>
              </table:table-cell>
              <table:table-cell office:value-type="float" office:value="461.376069549977">
                <text:p>461.3760695499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4">
                <text:p>21.4</text:p>
              </table:table-cell>
              <table:table-cell office:value-type="float" office:value="356.435643564356">
                <text:p>356.435643564356</text:p>
              </table:table-cell>
              <table:table-cell office:value-type="float" office:value="453.880324836719">
                <text:p>453.880324836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95">
                <text:p>22.95</text:p>
              </table:table-cell>
              <table:table-cell office:value-type="float" office:value="387.096774193548">
                <text:p>387.096774193548</text:p>
              </table:table-cell>
              <table:table-cell office:value-type="float" office:value="449.428088127174">
                <text:p>449.428088127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6666666666667">
                <text:p>24.6666666666667</text:p>
              </table:table-cell>
              <table:table-cell office:value-type="float" office:value="349.514563106796">
                <text:p>349.514563106796</text:p>
              </table:table-cell>
              <table:table-cell office:value-type="float" office:value="443.1834928134">
                <text:p>443.1834928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3833333333333">
                <text:p>26.3833333333333</text:p>
              </table:table-cell>
              <table:table-cell office:value-type="float" office:value="349.514563106796">
                <text:p>349.514563106796</text:p>
              </table:table-cell>
              <table:table-cell office:value-type="float" office:value="437.673555771835">
                <text:p>437.673555771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.8">
                <text:p>27.8</text:p>
              </table:table-cell>
              <table:table-cell office:value-type="float" office:value="423.529411764706">
                <text:p>423.529411764706</text:p>
              </table:table-cell>
              <table:table-cell office:value-type="float" office:value="436.887769993662">
                <text:p>436.8877699936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.0166666666667">
                <text:p>29.0166666666667</text:p>
              </table:table-cell>
              <table:table-cell office:value-type="float" office:value="493.150684931508">
                <text:p>493.150684931508</text:p>
              </table:table-cell>
              <table:table-cell office:value-type="float" office:value="439.848976043022">
                <text:p>439.8489760430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5666666666667">
                <text:p>30.5666666666667</text:p>
              </table:table-cell>
              <table:table-cell office:value-type="float" office:value="387.096774193548">
                <text:p>387.096774193548</text:p>
              </table:table-cell>
              <table:table-cell office:value-type="float" office:value="437.211365950548">
                <text:p>437.2113659505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.1166666666667">
                <text:p>32.1166666666667</text:p>
              </table:table-cell>
              <table:table-cell office:value-type="float" office:value="387.096774193548">
                <text:p>387.096774193548</text:p>
              </table:table-cell>
              <table:table-cell office:value-type="float" office:value="434.824956819262">
                <text:p>434.824956819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.8333333333333">
                <text:p>33.8333333333333</text:p>
              </table:table-cell>
              <table:table-cell office:value-type="float" office:value="349.514563106796">
                <text:p>349.514563106796</text:p>
              </table:table-cell>
              <table:table-cell office:value-type="float" office:value="430.947211650514">
                <text:p>430.9472116505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65">
                <text:p>34.65</text:p>
              </table:table-cell>
              <table:table-cell office:value-type="float" office:value="734.693877551024">
                <text:p>734.693877551024</text:p>
              </table:table-cell>
              <table:table-cell office:value-type="float" office:value="444.153588428797">
                <text:p>444.1535884287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.9666666666667">
                <text:p>36.9666666666667</text:p>
              </table:table-cell>
              <table:table-cell office:value-type="float" office:value="258.992805755395">
                <text:p>258.992805755395</text:p>
              </table:table-cell>
              <table:table-cell office:value-type="float" office:value="436.438555817405">
                <text:p>436.4385558174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.6166666666667">
                <text:p>39.6166666666667</text:p>
              </table:table-cell>
              <table:table-cell office:value-type="float" office:value="226.415094339623">
                <text:p>226.415094339623</text:p>
              </table:table-cell>
              <table:table-cell office:value-type="float" office:value="428.037617358294">
                <text:p>428.0376173582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45">
                <text:p>41.45</text:p>
              </table:table-cell>
              <table:table-cell office:value-type="float" office:value="327.272727272727">
                <text:p>327.272727272727</text:p>
              </table:table-cell>
              <table:table-cell office:value-type="float" office:value="424.162044662695">
                <text:p>424.1620446626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.2833333333333">
                <text:p>43.2833333333333</text:p>
              </table:table-cell>
              <table:table-cell office:value-type="float" office:value="327.272727272728">
                <text:p>327.272727272728</text:p>
              </table:table-cell>
              <table:table-cell office:value-type="float" office:value="420.57355142603">
                <text:p>420.573551426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7166666666667">
                <text:p>44.7166666666667</text:p>
              </table:table-cell>
              <table:table-cell office:value-type="float" office:value="418.60465116279">
                <text:p>418.60465116279</text:p>
              </table:table-cell>
              <table:table-cell office:value-type="float" office:value="420.503233559486">
                <text:p>420.5032335594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.7">
                <text:p>47.7</text:p>
              </table:table-cell>
              <table:table-cell office:value-type="float" office:value="201.117318435754">
                <text:p>201.117318435754</text:p>
              </table:table-cell>
              <table:table-cell office:value-type="float" office:value="412.938202003495">
                <text:p>412.9382020034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7166666666667">
                <text:p>48.7166666666667</text:p>
              </table:table-cell>
              <table:table-cell office:value-type="float" office:value="590.16393442623">
                <text:p>590.16393442623</text:p>
              </table:table-cell>
              <table:table-cell office:value-type="float" office:value="418.845726417586">
                <text:p>418.8457264175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.3666666666667">
                <text:p>50.3666666666667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417.064779231095">
                <text:p>417.0647792310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.5666666666667">
                <text:p>51.5666666666667</text:p>
              </table:table-cell>
              <table:table-cell office:value-type="float" office:value="499.999999999999">
                <text:p>499.999999999999</text:p>
              </table:table-cell>
              <table:table-cell office:value-type="float" office:value="419.656504880123">
                <text:p>419.6565048801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.8833333333333">
                <text:p>52.8833333333333</text:p>
              </table:table-cell>
              <table:table-cell office:value-type="float" office:value="455.696202531647">
                <text:p>455.696202531647</text:p>
              </table:table-cell>
              <table:table-cell office:value-type="float" office:value="420.748616930169">
                <text:p>420.7486169301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.7666666666667">
                <text:p>54.7666666666667</text:p>
              </table:table-cell>
              <table:table-cell office:value-type="float" office:value="318.58407079646">
                <text:p>318.58407079646</text:p>
              </table:table-cell>
              <table:table-cell office:value-type="float" office:value="417.743777338001">
                <text:p>417.743777338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.25">
                <text:p>56.25</text:p>
              </table:table-cell>
              <table:table-cell office:value-type="float" office:value="404.494382022472">
                <text:p>404.494382022472</text:p>
              </table:table-cell>
              <table:table-cell office:value-type="float" office:value="417.365223186129">
                <text:p>417.3652231861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5166666666667">
                <text:p>57.5166666666667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418.929639501134">
                <text:p>418.9296395011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.0666666666667">
                <text:p>59.0666666666667</text:p>
              </table:table-cell>
              <table:table-cell office:value-type="float" office:value="387.096774193547">
                <text:p>387.096774193547</text:p>
              </table:table-cell>
              <table:table-cell office:value-type="float" office:value="418.069291790118">
                <text:p>418.0692917901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">
                <text:p>60</text:p>
              </table:table-cell>
              <table:table-cell office:value-type="float" office:value="321.428571428573">
                <text:p>321.428571428573</text:p>
              </table:table-cell>
              <table:table-cell office:value-type="float" office:value="415.526114938499">
                <text:p>415.5261149384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